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8fb" officeooo:paragraph-rsid="001688fb"/>
    </style:style>
    <style:style style:name="P2" style:family="paragraph" style:parent-style-name="Standard">
      <style:text-properties officeooo:rsid="001c378c" officeooo:paragraph-rsid="001c378c"/>
    </style:style>
    <style:style style:name="P3" style:family="paragraph" style:parent-style-name="Standard">
      <style:text-properties officeooo:rsid="001fec86" officeooo:paragraph-rsid="001fec86"/>
    </style:style>
    <style:style style:name="P4" style:family="paragraph" style:parent-style-name="Standard">
      <style:text-properties officeooo:rsid="0021611d" officeooo:paragraph-rsid="0021611d"/>
    </style:style>
    <style:style style:name="T1" style:family="text">
      <style:text-properties officeooo:rsid="001728f9"/>
    </style:style>
    <style:style style:name="T2" style:family="text">
      <style:text-properties officeooo:rsid="00173198"/>
    </style:style>
    <style:style style:name="T3" style:family="text">
      <style:text-properties officeooo:rsid="001cd3f3"/>
    </style:style>
    <style:style style:name="T4" style:family="text">
      <style:text-properties officeooo:rsid="00217550"/>
    </style:style>
    <style:style style:name="T5" style:family="text">
      <style:text-properties officeooo:rsid="00226721"/>
    </style:style>
    <style:style style:name="T6" style:family="text">
      <style:text-properties officeooo:rsid="00241f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problèmes à résoudre :</text:p>
      <text:p text:style-name="P1"/>
      <text:p text:style-name="P1">&gt; Voir s’il y a échec.</text:p>
      <text:p text:style-name="P1">&gt; <text:span text:style-name="T1">Trouver l’emplacement des pièces rapidement.</text:span></text:p>
      <text:p text:style-name="P1">&gt; <text:span text:style-name="T2">Savoir quelles cases sont controllées par l’ennemi.</text:span></text:p>
      <text:p text:style-name="P2">&gt; Undo un move.</text:p>
      <text:p text:style-name="P2">&gt; <text:span text:style-name="T3">Garder la trace des positions jouées.</text:span></text:p>
      <text:p text:style-name="P2">&gt; <text:span text:style-name="T3">en passant.</text:span></text:p>
      <text:p text:style-name="P2">&gt; <text:span text:style-name="T4">Opening book</text:span></text:p>
      <text:p text:style-name="P2">&gt; <text:span text:style-name="T5">Table based endgame ?</text:span></text:p>
      <text:p text:style-name="P2">&gt; <text:span text:style-name="T6">Transposition table</text:span></text:p>
      <text:p text:style-name="P2"/>
      <text:p text:style-name="P2"/>
      <text:p text:style-name="P2"/>
      <text:p text:style-name="P2"/>
      <text:p text:style-name="P3">Méthode :</text:p>
      <text:p text:style-name="P3"/>
      <text:p text:style-name="P3">Une classe pour les pièces.</text:p>
      <text:p text:style-name="P3"/>
      <text:p text:style-name="P4">Une classe pour le boar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20:09:58.566000000</meta:creation-date>
    <meta:generator>LibreOffice/7.0.3.1$Windows_X86_64 LibreOffice_project/d7547858d014d4cf69878db179d326fc3483e082</meta:generator>
    <dc:date>2022-03-17T20:49:42.817000000</dc:date>
    <meta:editing-duration>PT39M39S</meta:editing-duration>
    <meta:editing-cycles>17</meta:editing-cycles>
    <meta:document-statistic meta:table-count="0" meta:image-count="0" meta:object-count="0" meta:page-count="1" meta:paragraph-count="13" meta:word-count="62" meta:character-count="333" meta:non-whitespace-character-count="284"/>
  </office:meta>
</office:document-meta>
</file>